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line-height="150%"/>
      <style:text-properties style:font-name="Times New Roman"/>
    </style:style>
    <style:style style:name="P3" style:parent-style-name="Standard" style:family="paragraph">
      <style:paragraph-properties fo:line-height="150%"/>
    </style:style>
    <style:style style:name="T4" style:parent-style-name="默认段落字体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" style:parent-style-name="默认段落字体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" style:parent-style-name="默认段落字体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line-height="150%"/>
    </style:style>
    <style:style style:name="P14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1. Destructible.md:</text:p>
      <text:p text:style-name="P2">(1) get_max_hp:</text:p>
      <text:p text:style-name="P3"><text:span text:style-name="T4"><draw:frame draw:z-index="251659264" draw:style-name="a0" draw:name="图像2" text:anchor-type="paragraph" svg:x="0.02778in" svg:y="2.00694in" svg:width="4.69291in" svg:height="1.29449in" style:rel-width="scale" style:rel-height="scale"><draw:image xlink:href="media/image1.png" xlink:type="simple" xlink:show="embed" xlink:actuate="onLoad"/><svg:title/><svg:desc/></draw:frame></text:span><text:span text:style-name="T5"><draw:frame draw:z-index="251658240" draw:style-name="a1" draw:name="图像1" text:anchor-type="paragraph" svg:x="0.08622in" svg:y="0.05827in" svg:width="2.64646in" svg:height="1.57441in" style:rel-width="scale" style:rel-height="scale"><draw:image xlink:href="media/image2.png" xlink:type="simple" xlink:show="embed" xlink:actuate="onLoad"/><svg:title/><svg:desc/></draw:frame></text:span><text:span text:style-name="T6">2. Game.md:</text:span></text:p>
      <text:p text:style-name="P7"/>
      <text:p text:style-name="P8"/>
      <text:p text:style-name="P9"/>
      <text:p text:style-name="P10"/>
      <text:p text:style-name="P11"/>
      <text:p text:style-name="P12">3. Item.md:</text:p>
      <text:p text:style-name="P13"><draw:frame draw:style-name="a2" draw:name="图片 1" text:anchor-type="as-char" svg:x="0in" svg:y="0in" svg:width="3.88871in" svg:height="1.39361in" style:rel-width="scale" style:rel-height="scale"><draw:image xlink:href="media/image3.png" xlink:type="simple" xlink:show="embed" xlink:actuate="onLoad"/><svg:title/><svg:desc/></draw:frame></text:p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tsuna noria</dc:creator>
    <meta:creation-date>2024-06-11T07:17:00Z</meta:creation-date>
    <dc:date>2024-06-11T07:19:00Z</dc:date>
    <meta:template xlink:href="Normal.dotm" xlink:type="simple"/>
    <meta:editing-cycles>11</meta:editing-cycles>
    <meta:editing-duration>PT300S</meta:editing-duration>
    <meta:document-statistic meta:page-count="1" meta:paragraph-count="1" meta:word-count="10" meta:character-count="70" meta:row-count="1" meta:non-whitespace-character-count="61"/>
  </office:meta>
</office:document-meta>
</file>